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iragino Mincho ProN1" svg:font-family="'Hiragino Mincho ProN'" style:font-pitch="variable"/>
    <style:font-face style:name="Hiragino Sans" svg:font-family="'Hiragino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6.45cm" fo:min-width="8.7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85cm" fo:min-width="5.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5cm" fo:min-width="7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75cm" fo:min-width="7.2cm"/>
    </style:style>
    <style:style style:name="gr5" style:family="graphic" style:parent-style-name="standard">
      <style:graphic-properties draw:textarea-horizontal-align="justify" draw:textarea-vertical-align="middle" draw:auto-grow-height="false" fo:min-height="0.393cm" fo:min-width="0.70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313cm" fo:min-width="0.7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73cm" fo:min-width="0.701c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85cm" fo:min-width="8.7cm"/>
    </style:style>
    <style:style style:name="P1" style:family="paragraph">
      <loext:graphic-properties draw:fill="none"/>
      <style:paragraph-properties fo:margin-left="0cm" fo:margin-right="0cm" fo:text-align="center" fo:text-indent="0.4cm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6.7cm" svg:x="1.084cm" svg:y="4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0.984cm" svg:y="3.126cm">
          <text:p text:style-name="P2">Project directo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cm" svg:height="3.8cm" svg:x="1.884cm" svg:y="4.72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1.884cm" svg:y="4.626cm">
          <text:p text:style-name="P2">contents directo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cm" svg:height="3.8cm" svg:x="1.884cm" svg:y="9.3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1.184cm" svg:y="9.226cm">
          <text:p text:style-name="P2">files director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cm" svg:height="6cm" svg:x="1.784cm" svg:y="13.9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1.584cm" svg:y="18.826cm">
          <text:p text:style-name="P2">outputs direct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8cm" svg:x="3.284cm" svg:y="6.6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5" draw:text-style-name="P2" draw:layer="layout" svg:width="1.2cm" svg:height="0.8cm" svg:x="5.784cm" svg:y="7.2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5" draw:text-style-name="P2" draw:layer="layout" svg:width="1.2cm" svg:height="0.8cm" svg:x="4.084cm" svg:y="11.4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5" draw:text-style-name="P2" draw:layer="layout" svg:width="1.2cm" svg:height="0.8cm" svg:x="7.284cm" svg:y="11.6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3" draw:layer="layout" svg:width="1.2cm" svg:height="0.7cm" svg:x="2.984cm" svg:y="15.8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7" draw:text-style-name="P3" draw:layer="layout" svg:x1="3.884cm" svg:y1="7.426cm" svg:x2="3.484cm" svg:y2="15.826cm">
          <text:p/>
        </draw:line>
        <draw:custom-shape draw:style-name="gr8" draw:text-style-name="P3" draw:layer="layout" svg:width="1.2cm" svg:height="0.899cm" svg:x="5.184cm" svg:y="15.7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3" draw:layer="layout" svg:width="1.2cm" svg:height="0.7cm" svg:x="7.484cm" svg:y="15.4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3" draw:layer="layout" svg:width="1.2cm" svg:height="0.7cm" svg:x="3.184cm" svg:y="17.2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7" draw:text-style-name="P3" draw:layer="layout" svg:x1="6.384cm" svg:y1="8.126cm" svg:x2="5.784cm" svg:y2="15.726cm">
          <text:p/>
        </draw:line>
        <draw:line draw:style-name="gr7" draw:text-style-name="P3" draw:layer="layout" svg:x1="7.884cm" svg:y1="12.326cm" svg:x2="8.184cm" svg:y2="15.426cm">
          <text:p/>
        </draw:line>
        <draw:line draw:style-name="gr7" draw:text-style-name="P3" draw:layer="layout" svg:x1="4.684cm" svg:y1="12.226cm" svg:x2="3.784cm" svg:y2="17.326cm">
          <text:p/>
        </draw:line>
        <draw:custom-shape draw:style-name="gr9" draw:text-style-name="P1" draw:layer="layout" svg:width="9.2cm" svg:height="5.1cm" svg:x="11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9.9cm" svg:y="3.2cm">
          <text:p text:style-name="P2">Theme.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cm" svg:height="3.8cm" svg:x="12.184cm" svg:y="4.9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12.084cm" svg:y="4.826cm">
          <text:p text:style-name="P2">contents direct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8cm" svg:x="13.584cm" svg:y="6.8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3" draw:layer="layout" svg:width="1.2cm" svg:height="0.7cm" svg:x="7.4cm" svg:y="17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7" draw:text-style-name="P3" draw:layer="layout" svg:x1="14.184cm" svg:y1="7.626cm" svg:x2="8.1cm" svg:y2="17cm">
          <text:p/>
        </draw:line>
        <draw:custom-shape draw:style-name="gr9" draw:text-style-name="P1" draw:layer="layout" svg:width="9.2cm" svg:height="5.1cm" svg:x="11.5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10cm" svg:y="12.5cm">
          <text:p text:style-name="P2">Theme.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cm" svg:height="3.8cm" svg:x="12.284cm" svg:y="14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.1cm" svg:x="11.684cm" svg:y="14.126cm">
          <text:p text:style-name="P2">files direct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8cm" svg:x="13.684cm" svg:y="16.02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3" draw:layer="layout" svg:width="1.2cm" svg:height="0.7cm" svg:x="7.4cm" svg:y="18.6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7" draw:text-style-name="P3" draw:layer="layout" svg:x1="13.6cm" svg:y1="16.6cm" svg:x2="7.9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iragino Mincho ProN1" svg:font-family="'Hiragino Mincho ProN'" style:font-pitch="variable"/>
    <style:font-face style:name="Hiragino Sans" svg:font-family="'Hiragino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1T13:18:46.438328000</meta:creation-date>
    <dc:date>2017-07-03T01:07:42.061393000</dc:date>
    <meta:editing-duration>PT37M26S</meta:editing-duration>
    <meta:editing-cycles>6</meta:editing-cycles>
    <meta:generator>LibreOffice/5.2.6.2$MacOSX_X86_64 LibreOffice_project/a3100ed2409ebf1c212f5048fbe377c281438fdc</meta:generator>
    <meta:document-statistic meta:object-count="34"/>
  </office:meta>
</office:document-meta>
</file>